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5394in" svg:height="2.9516in" svg:x="3.0398in" svg:y="9.1059in">
            <draw:object draw:notify-on-update-of-ranges="Sheet1.A53:Sheet1.A56 Sheet1.A53:Sheet1.A56 Sheet1.B52:Sheet1.B52 Sheet1.B53:Sheet1.B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9283in" svg:height="2.9413in" svg:x="9.0177in" svg:y="9.1157in">
            <draw:object draw:notify-on-update-of-ranges="Sheet1.A53:Sheet1.A56 Sheet1.A53:Sheet1.A56 Sheet1.B52:Sheet1.B52 Sheet1.B53:Sheet1.B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Uniform Distrib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191" calcext:value-type="float">
            <text:p>1.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206" calcext:value-type="float">
            <text:p>1.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0.357" calcext:value-type="float">
            <text:p>0.35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274" calcext:value-type="float">
            <text:p>1.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0.571" calcext:value-type="float">
            <text:p>0.57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298" calcext:value-type="float">
            <text:p>1.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ion</text:p>
          </table:table-cell>
          <table:table-cell office:value-type="float" office:value="0.875" calcext:value-type="float">
            <text:p>0.87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232" calcext:value-type="float">
            <text:p>1.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ertion</text:p>
          </table:table-cell>
          <table:table-cell office:value-type="float" office:value="0.667" calcext:value-type="float">
            <text:p>0.6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C3:.C7])" office:value-type="float" office:value="1.2402" calcext:value-type="float">
            <text:p>1.2402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Insertion</text:p>
          </table:table-cell>
          <table:table-cell table:formula="of:=AVERAGE([.F3:.F7])" office:value-type="float" office:value="0.694" calcext:value-type="float">
            <text:p>0.6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style-name="ce1"/>
          <table:table-cell table:formula="of:=STDEV([.C3:.C7])" office:value-type="float" office:value="0.0451131909755894" calcext:value-type="float">
            <text:p>0.045113191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3:.F7])" office:value-type="float" office:value="0.252895235225973" calcext:value-type="float">
            <text:p>0.25289523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Uniform Distrib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al- 1,000 Integer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0 Integer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306" calcext:value-type="float">
            <text:p>1.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0.513" calcext:value-type="float">
            <text:p>0.5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225" calcext:value-type="float">
            <text:p>1.22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213" calcext:value-type="float">
            <text:p>1.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0.911" calcext:value-type="float">
            <text:p>0.9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243" calcext:value-type="float">
            <text:p>1.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ion</text:p>
          </table:table-cell>
          <table:table-cell office:value-type="float" office:value="0.967" calcext:value-type="float">
            <text:p>0.96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236" calcext:value-type="float">
            <text:p>1.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ertion</text:p>
          </table:table-cell>
          <table:table-cell office:value-type="float" office:value="0.888" calcext:value-type="float">
            <text:p>0.8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C13:.C17])" office:value-type="float" office:value="1.2376" calcext:value-type="float">
            <text:p>1.237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Insertion</text:p>
          </table:table-cell>
          <table:table-cell table:formula="of:=AVERAGE([.F13:.F17])" office:value-type="float" office:value="0.9008" calcext:value-type="float">
            <text:p>0.900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13:.C17])" office:value-type="float" office:value="0.043535043355899" calcext:value-type="float">
            <text:p>0.0435350434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13:.F17])" office:value-type="float" office:value="0.255021959838756" calcext:value-type="float">
            <text:p>0.2550219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Gaussian Distribution</text:p>
          </table:table-cell>
          <table:table-cell office:value-type="string" calcext:value-type="string">
            <text:p>10, 0.5</text:p>
          </table:table-cell>
          <table:table-cell/>
          <table:table-cell table:style-name="ce1" office:value-type="string" calcext:value-type="string">
            <text:p>Gaussian Distribution</text:p>
          </table:table-cell>
          <table:table-cell office:value-type="string" calcext:value-type="string">
            <text:p>0.5, 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0.894" calcext:value-type="float">
            <text:p>0.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165" calcext:value-type="float">
            <text:p>1.16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238" calcext:value-type="float">
            <text:p>1.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84" calcext:value-type="float">
            <text:p>1.1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92" calcext:value-type="float">
            <text:p>1.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82" calcext:value-type="float">
            <text:p>1.18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209" calcext:value-type="float">
            <text:p>1.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178" calcext:value-type="float">
            <text:p>1.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182" calcext:value-type="float">
            <text:p>1.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153" calcext:value-type="float">
            <text:p>1.1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A23:.C27])" office:value-type="float" office:value="2.0715" calcext:value-type="float">
            <text:p>2.0715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F23:.F27])" office:value-type="float" office:value="1.1724" calcext:value-type="float">
            <text:p>1.17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23:.C27])" office:value-type="float" office:value="0.140804829462629" calcext:value-type="float">
            <text:p>0.1408048295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23:.F27])" office:value-type="float" office:value="0.0131263094584883" calcext:value-type="float">
            <text:p>0.01312630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Exponential Distribution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Exponential Distribution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177" calcext:value-type="float">
            <text:p>1.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21" calcext:value-type="float">
            <text:p>1.2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72" calcext:value-type="float">
            <text:p>1.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47" calcext:value-type="float">
            <text:p>1.14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57" calcext:value-type="float">
            <text:p>1.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62" calcext:value-type="float">
            <text:p>1.16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158" calcext:value-type="float">
            <text:p>1.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196" calcext:value-type="float">
            <text:p>1.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183" calcext:value-type="float">
            <text:p>1.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226" calcext:value-type="float">
            <text:p>1.2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C33:.C37])" office:value-type="float" office:value="1.1694" calcext:value-type="float">
            <text:p>1.1694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F33:.F37])" office:value-type="float" office:value="1.1882" calcext:value-type="float">
            <text:p>1.18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/>
          <table:table-cell table:formula="of:=STDEV([.C33:.C37])" office:value-type="float" office:value="0.0115455619178973" calcext:value-type="float">
            <text:p>0.011545561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33:.F37])" office:value-type="float" office:value="0.0329727159936818" calcext:value-type="float">
            <text:p>0.0329727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hell vs Insertion</text:p>
          </table:table-cell>
          <table:table-cell table:style-name="ce1" office:value-type="string" calcext:value-type="string">
            <text:p>Uniform Distribution</text:p>
          </table:table-cell>
          <table:table-cell table:number-columns-repeated="2"/>
          <table:table-cell office:value-type="string" calcext:value-type="string">
            <text:p>Uniform Distrib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- 1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0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2.172" calcext:value-type="float">
            <text:p>2.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32.228" calcext:value-type="float">
            <text:p>32.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370.702" calcext:value-type="float">
            <text:p>370.70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0.148" calcext:value-type="float">
            <text:p>0.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35.108" calcext:value-type="float">
            <text:p>35.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358.848" calcext:value-type="float">
            <text:p>358.84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0.764" calcext:value-type="float">
            <text:p>0.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3.109" calcext:value-type="float">
            <text:p>3.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38.549" calcext:value-type="float">
            <text:p>38.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337.417" calcext:value-type="float">
            <text:p>337.41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2.054" calcext:value-type="float">
            <text:p>2.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.541" calcext:value-type="float">
            <text:p>3.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2.88" calcext:value-type="float">
            <text:p>32.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77.837" calcext:value-type="float">
            <text:p>377.83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1.257" calcext:value-type="float">
            <text:p>1.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3.13" calcext:value-type="float">
            <text:p>3.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37.985" calcext:value-type="float">
            <text:p>37.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379.749" calcext:value-type="float">
            <text:p>379.74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an</text:p>
          </table:table-cell>
          <table:table-cell/>
          <table:table-cell table:formula="of:=AVERAGE([.C43:.C47])" office:value-type="float" office:value="1.049" calcext:value-type="float">
            <text:p>1.049</text:p>
          </table:table-cell>
          <table:table-cell table:style-name="ce1" office:value-type="string" calcext:value-type="string">
            <text:p>Mean</text:p>
          </table:table-cell>
          <table:table-cell/>
          <table:table-cell table:formula="of:=AVERAGE([.F43:.F47])" office:value-type="float" office:value="3.0264" calcext:value-type="float">
            <text:p>3.0264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hell</text:p>
          </table:table-cell>
          <table:table-cell table:formula="of:=AVERAGE([.I43:.I47])" office:value-type="float" office:value="35.35" calcext:value-type="float">
            <text:p>35.35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hell</text:p>
          </table:table-cell>
          <table:table-cell table:formula="of:=AVERAGE([.L43:.L47])" office:value-type="float" office:value="364.9106" calcext:value-type="float">
            <text:p>364.910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43:.C47])" office:value-type="float" office:value="0.697682592587775" calcext:value-type="float">
            <text:p>0.6976825926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43:.F47])" office:value-type="float" office:value="0.508910895933659" calcext:value-type="float">
            <text:p>0.508910895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43:.I47])" office:value-type="float" office:value="2.87589872909322" calcext:value-type="float">
            <text:p>2.8758987291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L43:.L47])" office:value-type="float" office:value="17.4174008192956" calcext:value-type="float">
            <text:p>17.41740081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ph Ch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Margin of Victory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48]" office:value-type="float" office:value="1.049" calcext:value-type="float">
            <text:p>1.049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48]" office:value-type="float" office:value="3.0264" calcext:value-type="float">
            <text:p>3.026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I48]" office:value-type="float" office:value="35.35" calcext:value-type="float">
            <text:p>35.35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L48]" office:value-type="float" office:value="364.9106" calcext:value-type="float">
            <text:p>364.910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6:15:39.974011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43:05.289438964</meta:creation-date>
    <meta:generator>LibreOffice/4.2.8.2$Linux_X86_64 LibreOffice_project/420m0$Build-2</meta:generator>
    <dc:date>2016-02-09T16:50:19.088057406</dc:date>
    <meta:editing-duration>P0D</meta:editing-duration>
    <meta:editing-cycles>2</meta:editing-cycles>
    <meta:document-statistic meta:table-count="1" meta:cell-count="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1cm" svg:height="7.498cm" xlink:href=".." xlink:type="simple" chart:class="chart:scatter" chart:column-mapping="0" chart:style-name="ch1">
        <chart:title svg:x="4.465cm" svg:y="0.285cm" chart:style-name="ch2">
          <text:p>Shellsort vs Insertionsort</text:p>
        </chart:title>
        <chart:subtitle svg:x="4.147cm" svg:y="1.239cm" chart:style-name="ch3">
          <text:p>Runtime as Input Size Increases</text:p>
        </chart:subtitle>
        <chart:legend chart:legend-position="end" svg:x="10.134cm" svg:y="3.45cm" style:legend-expansion="high" chart:style-name="ch4"/>
        <chart:plot-area chart:style-name="ch5" table:cell-range-address="Sheet1.A52:Sheet1.B56" chart:data-source-has-labels="both" svg:x="1.292cm" svg:y="2.097cm" svg:width="8.561cm" svg:height="4.271cm">
          <chartooo:coordinate-region svg:x="2.099cm" svg:y="2.297cm" svg:width="7.197cm" svg:height="3.424cm"/>
          <chart:axis chart:dimension="x" chart:name="primary-x" chart:style-name="ch6" chartooo:axis-type="auto">
            <chart:title svg:x="4.8cm" svg:y="6.517cm" chart:style-name="ch7">
              <text:p>Input Size</text:p>
            </chart:title>
            <chart:categories table:cell-range-address="Sheet1.A53:Sheet1.A56"/>
          </chart:axis>
          <chart:axis chart:dimension="y" chart:name="primary-y" chart:style-name="ch6">
            <chart:title svg:x="0.451cm" svg:y="6.26cm" chart:style-name="ch8">
              <text:p>Ratio of Runtime Difference</text:p>
            </chart:title>
            <chart:grid chart:style-name="ch9" chart:class="major"/>
          </chart:axis>
          <chart:series chart:style-name="ch10" chart:values-cell-range-address="Sheet1.B53:Sheet1.B56" chart:label-cell-address="Sheet1.B52:Sheet1.B52" chart:class="chart:scatter">
            <chart:domain table:cell-range-address="Sheet1.A53:Sheet1.A5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rgin of Victory</text:p>
                <draw:g>
                  <svg:desc>Sheet1.B52:Sheet1.B5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53:Sheet1.A56</svg:desc>
                </draw:g>
              </table:table-cell>
              <table:table-cell office:value-type="float" office:value="100">
                <text:p>100</text:p>
                <draw:g>
                  <svg:desc>Sheet1.A53:Sheet1.A56</svg:desc>
                </draw:g>
              </table:table-cell>
              <table:table-cell office:value-type="float" office:value="1.049">
                <text:p>1.049</text:p>
                <draw:g>
                  <svg:desc>Sheet1.B53:Sheet1.B5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0264">
                <text:p>3.02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364.9106">
                <text:p>364.9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59cm" svg:height="7.472cm" xlink:href=".." xlink:type="simple" chart:class="chart:scatter" chart:column-mapping="0" chart:style-name="ch1">
        <chart:title svg:x="4.959cm" svg:y="0.285cm" chart:style-name="ch2">
          <text:p>Shellsort vs Insertionsort</text:p>
        </chart:title>
        <chart:subtitle svg:x="2.564cm" svg:y="1.239cm" chart:style-name="ch3">
          <text:p>Log-Log Comparison of Runtime as Input Size Increases</text:p>
        </chart:subtitle>
        <chart:legend chart:legend-position="end" svg:x="11.122cm" svg:y="3.437cm" style:legend-expansion="high" chart:style-name="ch4"/>
        <chart:plot-area chart:style-name="ch5" table:cell-range-address="Sheet1.A52:Sheet1.B56" chart:data-source-has-labels="both" svg:x="1.312cm" svg:y="2.097cm" svg:width="9.509cm" svg:height="4.245cm">
          <chartooo:coordinate-region svg:x="2.119cm" svg:y="2.296cm" svg:width="8.145cm" svg:height="3.399cm"/>
          <chart:axis chart:dimension="x" chart:name="primary-x" chart:style-name="ch6" chartooo:axis-type="auto">
            <chart:title svg:x="4.501cm" svg:y="6.491cm" chart:style-name="ch7">
              <text:p>Input Size (log scale)</text:p>
            </chart:title>
            <chart:categories table:cell-range-address="Sheet1.A53:Sheet1.A56"/>
          </chart:axis>
          <chart:axis chart:dimension="y" chart:name="primary-y" chart:style-name="ch6">
            <chart:title svg:x="0.451cm" svg:y="5.903cm" chart:style-name="ch8">
              <text:p>Runtime (log seconds)</text:p>
            </chart:title>
            <chart:grid chart:style-name="ch9" chart:class="major"/>
          </chart:axis>
          <chart:series chart:style-name="ch10" chart:values-cell-range-address="Sheet1.B53:Sheet1.B56" chart:label-cell-address="Sheet1.B52:Sheet1.B52" chart:class="chart:scatter">
            <chart:domain table:cell-range-address="Sheet1.A53:Sheet1.A5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rgin of Victory</text:p>
                <draw:g>
                  <svg:desc>Sheet1.B52:Sheet1.B5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53:Sheet1.A56</svg:desc>
                </draw:g>
              </table:table-cell>
              <table:table-cell office:value-type="float" office:value="100">
                <text:p>100</text:p>
                <draw:g>
                  <svg:desc>Sheet1.A53:Sheet1.A56</svg:desc>
                </draw:g>
              </table:table-cell>
              <table:table-cell office:value-type="float" office:value="1.049">
                <text:p>1.049</text:p>
                <draw:g>
                  <svg:desc>Sheet1.B53:Sheet1.B5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0264">
                <text:p>3.02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364.9106">
                <text:p>364.9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